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47AA8119CEAFEC96B1.png" manifest:media-type="image/png"/>
  <manifest:file-entry manifest:full-path="Pictures/10000001000003E8000004073311FB0B718A09A4.png" manifest:media-type="image/png"/>
  <manifest:file-entry manifest:full-path="Pictures/10000001000007A300000102D5F41E944E749F0A.png" manifest:media-type="image/png"/>
  <manifest:file-entry manifest:full-path="Pictures/100000010000004300000071162C75032EAFFD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1" svg:font-family="'Noto Sans'" style:font-family-generic="system" style:font-pitch="variable"/>
    <style:font-face style:name="Source Sans Pro" svg:font-family="'Source Sans Pro'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family-generic="swiss"/>
    <style:font-face style:name="Source Sans Pro SemiBold2" svg:font-family="'Source Sans Pro SemiBold'" style:font-family-generic="modern" style:font-pitch="fixed"/>
    <style:font-face style:name="Source Sans Pro SemiBold3" svg:font-family="'Source Sans Pro SemiBold'" style:font-family-generic="modern" style:font-pitch="variable"/>
    <style:font-face style:name="Source Sans Pro1" svg:font-family="'Source Sans Pro'" style:font-family-generic="swiss"/>
    <style:font-face style:name="Source Sans Pro2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5.039cm, -13.428cm, -5.039cm, -13.428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sida-title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elsida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elsida-notes">
      <style:graphic-properties draw:fill-color="#ffffff" fo:min-height="13.364cm"/>
      <style:paragraph-properties style:writing-mode="lr-tb"/>
    </style:style>
    <style:style style:name="pr4" style:family="presentation" style:parent-style-name="Text_20_med_20_punktlista-title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Text_20_med_20_punktlista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ext_20_med_20_punktlista-notes">
      <style:graphic-properties draw:fill-color="#ffffff" fo:min-height="13.364cm"/>
      <style:paragraph-properties style:writing-mode="lr-tb"/>
    </style:style>
    <style:style style:name="pr7" style:family="presentation" style:parent-style-name="Jämförelse-title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Jämförelse-outline1" style:list-style-name="L3">
      <style:graphic-properties draw:stroke="none" svg:stroke-width="0cm" draw:fill="none" loext:fill-use-slide-background="false" draw:textarea-vertical-align="bottom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Jämförelse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Jämförelse-outline1" style:list-style-name="L3">
      <style:graphic-properties draw:stroke="none" svg:stroke-width="0cm" draw:fill="none" loext:fill-use-slide-background="false" draw:textarea-vertical-align="bottom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Jämförelse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Jämförelse-notes">
      <style:graphic-properties draw:fill-color="#ffffff" fo:min-height="13.364cm"/>
      <style:paragraph-properties style:writing-mode="lr-tb"/>
    </style:style>
    <style:style style:name="pr13" style:family="presentation" style:parent-style-name="Bild-title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Bild-outline1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Bild-notes">
      <style:graphic-properties draw:fill-color="#ffffff" fo:min-height="13.364cm"/>
      <style:paragraph-properties style:writing-mode="lr-tb"/>
    </style:style>
    <style:style style:name="pr16" style:family="presentation" style:parent-style-name="Slutsida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ource Sans Pro SemiBold" fo:font-size="50pt" fo:letter-spacing="normal" fo:font-style="normal" style:text-underline-style="none" fo:font-weight="normal" fo:background-color="transparent" style:font-name-asian="Source Sans Pro SemiBold2" style:font-size-asian="50pt" style:font-style-asian="normal" style:font-weight-asian="normal" style:font-size-complex="50pt" style:font-style-complex="normal" style:font-weight-complex="normal" fo:hyphenate="false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ource Sans Pro SemiBold" fo:font-size="28pt" fo:letter-spacing="normal" fo:font-style="normal" style:text-underline-style="none" fo:font-weight="normal" fo:background-color="transparent" style:font-name-asian="Source Sans Pro SemiBold2" style:font-size-asian="28pt" style:font-style-asian="normal" style:font-weight-asian="normal" style:font-size-complex="28pt" style:font-style-complex="normal" style:font-weight-complex="normal" fo:hyphenate="fals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size="24pt" fo:letter-spacing="norma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 fo:hyphenate="false"/>
    </style:style>
    <style:style style:name="P7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size="18pt" fo:letter-spacing="normal" fo:language="sv" fo:country="S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ida" presentation:presentation-page-layout-name="AL1T0">
        <draw:frame draw:name="Rubrik 1" presentation:style-name="pr1" draw:text-style-name="P1" draw:layer="layout" svg:width="29.209cm" svg:height="4.363cm" svg:x="2.328cm" svg:y="7.204cm" presentation:class="title" presentation:placeholder="true" presentation:user-transformed="true">
          <draw:text-box/>
        </draw:frame>
        <draw:frame draw:name="Platshållare för text 2" presentation:style-name="pr2" draw:text-style-name="P2" draw:layer="layout" svg:width="29.773cm" svg:height="1.569cm" svg:x="2.328cm" svg:y="15.5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xt_20_med_20_punktlista">
        <draw:frame draw:name="Rubrik 1" presentation:style-name="pr4" draw:text-style-name="P4" draw:layer="layout" svg:width="29.209cm" svg:height="3.449cm" svg:x="2.328cm" svg:y="1.014cm" presentation:class="title" presentation:placeholder="true" presentation:user-transformed="true">
          <draw:text-box/>
        </draw:frame>
        <draw:frame draw:name="Platshållare för text 2" presentation:style-name="pr5" draw:text-style-name="P5" draw:layer="layout" svg:width="29.209cm" svg:height="12.509cm" svg:x="2.328cm" svg:y="4.46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ämförelse">
        <draw:frame draw:name="Rubrik 1" presentation:style-name="pr7" draw:text-style-name="P4" draw:layer="layout" svg:width="29.209cm" svg:height="3.681cm" svg:x="2.333cm" svg:y="1.014cm" presentation:class="title" presentation:placeholder="true" presentation:user-transformed="true">
          <draw:text-box/>
        </draw:frame>
        <draw:frame draw:name="Platshållare för text 2" presentation:style-name="pr8" draw:text-style-name="P6" draw:layer="layout" svg:width="14.397cm" svg:height="2.288cm" svg:x="17.145cm" svg:y="4.699cm" presentation:class="outline" presentation:placeholder="true" presentation:user-transformed="true">
          <draw:text-box/>
        </draw:frame>
        <draw:frame draw:name="Platshållare för innehåll 3" presentation:style-name="pr9" draw:text-style-name="P5" draw:layer="layout" svg:width="14.397cm" svg:height="9.025cm" svg:x="17.145cm" svg:y="6.987cm" presentation:class="outline" presentation:placeholder="true" presentation:user-transformed="true">
          <draw:text-box/>
        </draw:frame>
        <draw:frame draw:name="Platshållare för text 5" presentation:style-name="pr10" draw:text-style-name="P6" draw:layer="layout" svg:width="14.397cm" svg:height="2.288cm" svg:x="2.324cm" svg:y="4.678cm" presentation:class="outline" presentation:placeholder="true" presentation:user-transformed="true">
          <draw:text-box/>
        </draw:frame>
        <draw:frame draw:name="Platshållare för innehåll 6" presentation:style-name="pr11" draw:text-style-name="P7" draw:layer="layout" svg:width="14.397cm" svg:height="9.025cm" svg:x="2.324cm" svg:y="6.9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ild">
        <draw:frame draw:name="Rubrik 1" presentation:style-name="pr13" draw:text-style-name="P4" draw:layer="layout" svg:width="29.209cm" svg:height="1.948cm" svg:x="2.328cm" svg:y="1.187cm" presentation:class="title" presentation:placeholder="true" presentation:user-transformed="true">
          <draw:text-box/>
        </draw:frame>
        <draw:frame draw:name="Platshållare för bild 2" draw:style-name="gr2" draw:text-style-name="P9" draw:layer="layout" svg:width="29.209cm" svg:height="11.955cm" svg:x="2.328cm" svg:y="3.797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8"><text:span text:style-name="T1">Klicka på ikonen för att lägga till en bild</text:span></text:p>
          </draw:image>
        </draw:frame>
        <draw:frame draw:name="Platshållare för text 3" presentation:style-name="pr14" draw:text-style-name="P10" draw:layer="layout" svg:width="12.111cm" svg:height="0.727cm" svg:x="2.328cm" svg:y="15.77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utsida">
        <draw:frame draw:style-name="gr3" draw:text-style-name="P11" draw:layer="layout" svg:width="3.265cm" svg:height="3.366cm" svg:x="28.501cm" svg:y="0cm">
          <draw:image xlink:href="Pictures/10000001000003E8000004073311FB0B718A09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1" svg:font-family="'Noto Sans'" style:font-family-generic="system" style:font-pitch="variable"/>
    <style:font-face style:name="Source Sans Pro" svg:font-family="'Source Sans Pro'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family-generic="swiss"/>
    <style:font-face style:name="Source Sans Pro SemiBold2" svg:font-family="'Source Sans Pro SemiBold'" style:font-family-generic="modern" style:font-pitch="fixed"/>
    <style:font-face style:name="Source Sans Pro SemiBold3" svg:font-family="'Source Sans Pro SemiBold'" style:font-family-generic="modern" style:font-pitch="variable"/>
    <style:font-face style:name="Source Sans Pro1" svg:font-family="'Source Sans Pro'" style:font-family-generic="swiss"/>
    <style:font-face style:name="Source Sans Pro2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sida-background" style:family="presentation">
      <style:graphic-properties draw:stroke="none" draw:fill="solid" draw:fill-color="#f26b21"/>
      <style:text-properties style:letter-kerning="true"/>
    </style:style>
    <style:style style:name="Titelsi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-outline1" style:family="presentation">
      <style:graphic-properties draw:stroke="none" draw:fill="none" draw:auto-grow-height="false" draw:fit-to-size="false" style:shrink-to-fit="true">
        <text:list-style style:name="Titelsi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sida-outline2" style:family="presentation" style:parent-style-name="Titelsid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sida-outline3" style:family="presentation" style:parent-style-name="Titelsid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sida-outline4" style:family="presentation" style:parent-style-name="Titelsid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sida-outline5" style:family="presentation" style:parent-style-name="Titelsida-outline4">
      <style:paragraph-properties fo:margin-top="0.1cm" fo:margin-bottom="0cm"/>
      <style:text-properties fo:font-size="20pt" style:font-size-asian="20pt" style:font-size-complex="20pt"/>
    </style:style>
    <style:style style:name="Titelsida-outline6" style:family="presentation" style:parent-style-name="Titelsida-outline5">
      <style:paragraph-properties fo:margin-top="0.1cm" fo:margin-bottom="0cm"/>
      <style:text-properties fo:font-size="20pt" style:font-size-asian="20pt" style:font-size-complex="20pt"/>
    </style:style>
    <style:style style:name="Titelsida-outline7" style:family="presentation" style:parent-style-name="Titelsida-outline6">
      <style:paragraph-properties fo:margin-top="0.1cm" fo:margin-bottom="0cm"/>
      <style:text-properties fo:font-size="20pt" style:font-size-asian="20pt" style:font-size-complex="20pt"/>
    </style:style>
    <style:style style:name="Titelsida-outline8" style:family="presentation" style:parent-style-name="Titelsida-outline7">
      <style:paragraph-properties fo:margin-top="0.1cm" fo:margin-bottom="0cm"/>
      <style:text-properties fo:font-size="20pt" style:font-size-asian="20pt" style:font-size-complex="20pt"/>
    </style:style>
    <style:style style:name="Titelsida-outline9" style:family="presentation" style:parent-style-name="Titelsida-outline8">
      <style:paragraph-properties fo:margin-top="0.1cm" fo:margin-bottom="0cm"/>
      <style:text-properties fo:font-size="20pt" style:font-size-asian="20pt" style:font-size-complex="20pt"/>
    </style:style>
    <style:style style:name="Titelsida-subtitle" style:family="presentation">
      <style:graphic-properties draw:stroke="none" draw:fill="none" draw:textarea-vertical-align="middle">
        <text:list-style style:name="Titelsi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-title" style:family="presentation">
      <style:graphic-properties draw:stroke="none" draw:fill="none" draw:textarea-vertical-align="middle">
        <text:list-style style:name="Titelsi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med_20_punktlista-background" style:display-name="Text med punktlista-background" style:family="presentation">
      <style:graphic-properties draw:stroke="none" draw:fill="solid" draw:fill-color="#ffffff"/>
      <style:text-properties style:letter-kerning="true"/>
    </style:style>
    <style:style style:name="Text_20_med_20_punktlista-backgroundobjects" style:display-name="Text med punktlis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med_20_punktlista-notes" style:display-name="Text med punktlis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med_20_punktlista-outline1" style:display-name="Text med punktlista-outline1" style:family="presentation">
      <style:graphic-properties draw:stroke="none" draw:fill="none" draw:auto-grow-height="false" draw:fit-to-size="false" style:shrink-to-fit="true">
        <text:list-style style:name="Text_20_med_20_punktlista-outline1" style:display-name="Text med punktlis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xt_20_med_20_punktlista-outline2" style:display-name="Text med punktlista-outline2" style:family="presentation" style:parent-style-name="Text_20_med_20_punktlist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xt_20_med_20_punktlista-outline3" style:display-name="Text med punktlista-outline3" style:family="presentation" style:parent-style-name="Text_20_med_20_punktlist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med_20_punktlista-outline4" style:display-name="Text med punktlista-outline4" style:family="presentation" style:parent-style-name="Text_20_med_20_punktlist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xt_20_med_20_punktlista-outline5" style:display-name="Text med punktlista-outline5" style:family="presentation" style:parent-style-name="Text_20_med_20_punktlista-outline4">
      <style:paragraph-properties fo:margin-top="0.1cm" fo:margin-bottom="0cm"/>
      <style:text-properties fo:font-size="20pt" style:font-size-asian="20pt" style:font-size-complex="20pt"/>
    </style:style>
    <style:style style:name="Text_20_med_20_punktlista-outline6" style:display-name="Text med punktlista-outline6" style:family="presentation" style:parent-style-name="Text_20_med_20_punktlista-outline5">
      <style:paragraph-properties fo:margin-top="0.1cm" fo:margin-bottom="0cm"/>
      <style:text-properties fo:font-size="20pt" style:font-size-asian="20pt" style:font-size-complex="20pt"/>
    </style:style>
    <style:style style:name="Text_20_med_20_punktlista-outline7" style:display-name="Text med punktlista-outline7" style:family="presentation" style:parent-style-name="Text_20_med_20_punktlista-outline6">
      <style:paragraph-properties fo:margin-top="0.1cm" fo:margin-bottom="0cm"/>
      <style:text-properties fo:font-size="20pt" style:font-size-asian="20pt" style:font-size-complex="20pt"/>
    </style:style>
    <style:style style:name="Text_20_med_20_punktlista-outline8" style:display-name="Text med punktlista-outline8" style:family="presentation" style:parent-style-name="Text_20_med_20_punktlista-outline7">
      <style:paragraph-properties fo:margin-top="0.1cm" fo:margin-bottom="0cm"/>
      <style:text-properties fo:font-size="20pt" style:font-size-asian="20pt" style:font-size-complex="20pt"/>
    </style:style>
    <style:style style:name="Text_20_med_20_punktlista-outline9" style:display-name="Text med punktlista-outline9" style:family="presentation" style:parent-style-name="Text_20_med_20_punktlista-outline8">
      <style:paragraph-properties fo:margin-top="0.1cm" fo:margin-bottom="0cm"/>
      <style:text-properties fo:font-size="20pt" style:font-size-asian="20pt" style:font-size-complex="20pt"/>
    </style:style>
    <style:style style:name="Text_20_med_20_punktlista-subtitle" style:display-name="Text med punktlista-subtitle" style:family="presentation">
      <style:graphic-properties draw:stroke="none" draw:fill="none" draw:textarea-vertical-align="middle">
        <text:list-style style:name="Text_20_med_20_punktlista-subtitle" style:display-name="Text med punktlis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med_20_punktlista-title" style:display-name="Text med punktlista-title" style:family="presentation">
      <style:graphic-properties draw:stroke="none" draw:fill="none" draw:textarea-vertical-align="middle">
        <text:list-style style:name="Text_20_med_20_punktlista-title" style:display-name="Text med punktlis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Jämförelse-background" style:family="presentation">
      <style:graphic-properties draw:stroke="none" draw:fill="solid" draw:fill-color="#ffffff"/>
      <style:text-properties style:letter-kerning="true"/>
    </style:style>
    <style:style style:name="Jämföre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ämföre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ämförelse-outline1" style:family="presentation">
      <style:graphic-properties draw:stroke="none" draw:fill="none" draw:auto-grow-height="false" draw:fit-to-size="false" style:shrink-to-fit="true">
        <text:list-style style:name="Jämföre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Jämförelse-outline2" style:family="presentation" style:parent-style-name="Jämförels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Jämförelse-outline3" style:family="presentation" style:parent-style-name="Jämförels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Jämförelse-outline4" style:family="presentation" style:parent-style-name="Jämförels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Jämförelse-outline5" style:family="presentation" style:parent-style-name="Jämförelse-outline4">
      <style:paragraph-properties fo:margin-top="0.1cm" fo:margin-bottom="0cm"/>
      <style:text-properties fo:font-size="20pt" style:font-size-asian="20pt" style:font-size-complex="20pt"/>
    </style:style>
    <style:style style:name="Jämförelse-outline6" style:family="presentation" style:parent-style-name="Jämförelse-outline5">
      <style:paragraph-properties fo:margin-top="0.1cm" fo:margin-bottom="0cm"/>
      <style:text-properties fo:font-size="20pt" style:font-size-asian="20pt" style:font-size-complex="20pt"/>
    </style:style>
    <style:style style:name="Jämförelse-outline7" style:family="presentation" style:parent-style-name="Jämförelse-outline6">
      <style:paragraph-properties fo:margin-top="0.1cm" fo:margin-bottom="0cm"/>
      <style:text-properties fo:font-size="20pt" style:font-size-asian="20pt" style:font-size-complex="20pt"/>
    </style:style>
    <style:style style:name="Jämförelse-outline8" style:family="presentation" style:parent-style-name="Jämförelse-outline7">
      <style:paragraph-properties fo:margin-top="0.1cm" fo:margin-bottom="0cm"/>
      <style:text-properties fo:font-size="20pt" style:font-size-asian="20pt" style:font-size-complex="20pt"/>
    </style:style>
    <style:style style:name="Jämförelse-outline9" style:family="presentation" style:parent-style-name="Jämförelse-outline8">
      <style:paragraph-properties fo:margin-top="0.1cm" fo:margin-bottom="0cm"/>
      <style:text-properties fo:font-size="20pt" style:font-size-asian="20pt" style:font-size-complex="20pt"/>
    </style:style>
    <style:style style:name="Jämförelse-subtitle" style:family="presentation">
      <style:graphic-properties draw:stroke="none" draw:fill="none" draw:textarea-vertical-align="middle">
        <text:list-style style:name="Jämföre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ämförelse-title" style:family="presentation">
      <style:graphic-properties draw:stroke="none" draw:fill="none" draw:textarea-vertical-align="middle">
        <text:list-style style:name="Jämföre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ild-background" style:family="presentation">
      <style:graphic-properties draw:stroke="none" draw:fill="solid" draw:fill-color="#ffffff"/>
      <style:text-properties style:letter-kerning="true"/>
    </style:style>
    <style:style style:name="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outline1" style:family="presentation">
      <style:graphic-properties draw:stroke="none" draw:fill="none" draw:auto-grow-height="false" draw:fit-to-size="false" style:shrink-to-fit="true">
        <text:list-style style:name="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ild-outline2" style:family="presentation" style:parent-style-name="Bild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ild-outline3" style:family="presentation" style:parent-style-name="Bild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ild-outline4" style:family="presentation" style:parent-style-name="Bild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ild-outline5" style:family="presentation" style:parent-style-name="Bild-outline4">
      <style:paragraph-properties fo:margin-top="0.1cm" fo:margin-bottom="0cm"/>
      <style:text-properties fo:font-size="20pt" style:font-size-asian="20pt" style:font-size-complex="20pt"/>
    </style:style>
    <style:style style:name="Bild-outline6" style:family="presentation" style:parent-style-name="Bild-outline5">
      <style:paragraph-properties fo:margin-top="0.1cm" fo:margin-bottom="0cm"/>
      <style:text-properties fo:font-size="20pt" style:font-size-asian="20pt" style:font-size-complex="20pt"/>
    </style:style>
    <style:style style:name="Bild-outline7" style:family="presentation" style:parent-style-name="Bild-outline6">
      <style:paragraph-properties fo:margin-top="0.1cm" fo:margin-bottom="0cm"/>
      <style:text-properties fo:font-size="20pt" style:font-size-asian="20pt" style:font-size-complex="20pt"/>
    </style:style>
    <style:style style:name="Bild-outline8" style:family="presentation" style:parent-style-name="Bild-outline7">
      <style:paragraph-properties fo:margin-top="0.1cm" fo:margin-bottom="0cm"/>
      <style:text-properties fo:font-size="20pt" style:font-size-asian="20pt" style:font-size-complex="20pt"/>
    </style:style>
    <style:style style:name="Bild-outline9" style:family="presentation" style:parent-style-name="Bild-outline8">
      <style:paragraph-properties fo:margin-top="0.1cm" fo:margin-bottom="0cm"/>
      <style:text-properties fo:font-size="20pt" style:font-size-asian="20pt" style:font-size-complex="20pt"/>
    </style:style>
    <style:style style:name="Bild-subtitle" style:family="presentation">
      <style:graphic-properties draw:stroke="none" draw:fill="none" draw:textarea-vertical-align="middle">
        <text:list-style style:name="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itle" style:family="presentation">
      <style:graphic-properties draw:stroke="none" draw:fill="none" draw:textarea-vertical-align="middle">
        <text:list-style style:name="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utsida-background" style:family="presentation">
      <style:graphic-properties draw:stroke="none" draw:fill="solid" draw:fill-color="#ffffff"/>
      <style:text-properties style:letter-kerning="true"/>
    </style:style>
    <style:style style:name="Slutsi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utsi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utsida-outline1" style:family="presentation">
      <style:graphic-properties draw:stroke="none" draw:fill="none" draw:auto-grow-height="false" draw:fit-to-size="false" style:shrink-to-fit="true">
        <text:list-style style:name="Slutsi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utsida-outline2" style:family="presentation" style:parent-style-name="Slutsid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utsida-outline3" style:family="presentation" style:parent-style-name="Slutsid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utsida-outline4" style:family="presentation" style:parent-style-name="Slutsid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utsida-outline5" style:family="presentation" style:parent-style-name="Slutsida-outline4">
      <style:paragraph-properties fo:margin-top="0.1cm" fo:margin-bottom="0cm"/>
      <style:text-properties fo:font-size="20pt" style:font-size-asian="20pt" style:font-size-complex="20pt"/>
    </style:style>
    <style:style style:name="Slutsida-outline6" style:family="presentation" style:parent-style-name="Slutsida-outline5">
      <style:paragraph-properties fo:margin-top="0.1cm" fo:margin-bottom="0cm"/>
      <style:text-properties fo:font-size="20pt" style:font-size-asian="20pt" style:font-size-complex="20pt"/>
    </style:style>
    <style:style style:name="Slutsida-outline7" style:family="presentation" style:parent-style-name="Slutsida-outline6">
      <style:paragraph-properties fo:margin-top="0.1cm" fo:margin-bottom="0cm"/>
      <style:text-properties fo:font-size="20pt" style:font-size-asian="20pt" style:font-size-complex="20pt"/>
    </style:style>
    <style:style style:name="Slutsida-outline8" style:family="presentation" style:parent-style-name="Slutsida-outline7">
      <style:paragraph-properties fo:margin-top="0.1cm" fo:margin-bottom="0cm"/>
      <style:text-properties fo:font-size="20pt" style:font-size-asian="20pt" style:font-size-complex="20pt"/>
    </style:style>
    <style:style style:name="Slutsida-outline9" style:family="presentation" style:parent-style-name="Slutsida-outline8">
      <style:paragraph-properties fo:margin-top="0.1cm" fo:margin-bottom="0cm"/>
      <style:text-properties fo:font-size="20pt" style:font-size-asian="20pt" style:font-size-complex="20pt"/>
    </style:style>
    <style:style style:name="Slutsida-subtitle" style:family="presentation">
      <style:graphic-properties draw:stroke="none" draw:fill="none" draw:textarea-vertical-align="middle">
        <text:list-style style:name="Slutsi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utsida-title" style:family="presentation">
      <style:graphic-properties draw:stroke="none" draw:fill="none" draw:textarea-vertical-align="middle">
        <text:list-style style:name="Slutsi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26b2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sida-title">
      <style:graphic-properties draw:stroke="none" svg:stroke-width="0cm" draw:fill="none" loext:fill-use-slide-background="fals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sida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elsi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si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xt_20_med_20_punktlista-title">
      <style:graphic-properties draw:stroke="none" svg:stroke-width="0cm" draw:fill="none" loext:fill-use-slide-background="fals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ext_20_med_20_punktlista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ext_20_med_20_punktlist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ext_20_med_20_punktlist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Jämförelse-title">
      <style:graphic-properties draw:stroke="none" svg:stroke-width="0cm" draw:fill="none" loext:fill-use-slide-background="fals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Jämförelse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Jämförelse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Jämförels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Jämförels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ild-title">
      <style:graphic-properties draw:stroke="none" svg:stroke-width="0cm" draw:fill="none" loext:fill-use-slide-background="false" draw:textarea-vertical-align="top" draw:auto-grow-height="false" draw:fit-to-size="false" style:shrink-to-fit="false" fo:min-height="3.181cm" fo:padding-top="0.125cm" fo:padding-bottom="0.125cm" fo:padding-left="0.25cm" fo:padding-right="0.25cm" fo:wrap-option="no-wrap"/>
      <style:paragraph-properties style:writing-mode="lr-tb"/>
    </style:style>
    <style:style style:name="Mpr15" style:family="presentation" style:parent-style-name="Bild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Slutsi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lutsi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ource Sans Pro" fo:font-size="18pt" fo:letter-spacing="normal" fo:language="sv" fo:country="S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 SemiBold" fo:font-size="50pt" fo:letter-spacing="normal" fo:language="sv" fo:country="SE" fo:font-style="normal" style:text-underline-style="none" fo:font-weight="normal" fo:background-color="transparent" style:font-name-asian="Source Sans Pro SemiBold2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 SemiBold" fo:font-size="28pt" fo:letter-spacing="normal" fo:language="sv" fo:country="SE" fo:font-style="normal" style:text-underline-style="none" fo:font-weight="normal" fo:background-color="transparent" style:font-name-asian="Source Sans Pro SemiBold2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size="44pt" fo:letter-spacing="normal" fo:language="sv" fo:country="S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size="28pt" fo:letter-spacing="normal" fo:language="sv" fo:country="S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size="24pt" fo:letter-spacing="normal" fo:language="sv" fo:country="S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size="20pt" fo:letter-spacing="normal" fo:language="sv" fo:country="S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size="24pt" fo:letter-spacing="normal" fo:language="sv" fo:country="S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size="18pt" fo:letter-spacing="normal" fo:language="sv" fo:country="S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size="12pt" fo:letter-spacing="normal" fo:language="sv" fo:country="S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sida" style:page-layout-name="PM1" draw:style-name="Mdp1">
      <loext:theme loext:name="2_Office-tema">
        <loext:color-table loext:name="Anpassat 6">
          <loext:color loext:name="dk1" loext:color="#000000"/>
          <loext:color loext:name="lt1" loext:color="#ffffff"/>
          <loext:color loext:name="dk2" loext:color="#f26b21"/>
          <loext:color loext:name="lt2" loext:color="#d8d8d8"/>
          <loext:color loext:name="accent1" loext:color="#f26b21"/>
          <loext:color loext:name="accent2" loext:color="#f26b21"/>
          <loext:color loext:name="accent3" loext:color="#ffffff"/>
          <loext:color loext:name="accent4" loext:color="#f26b21"/>
          <loext:color loext:name="accent5" loext:color="#a5a5a5"/>
          <loext:color loext:name="accent6" loext:color="#f26b21"/>
          <loext:color loext:name="hlink" loext:color="#6c6c6c"/>
          <loext:color loext:name="folHlink" loext:color="#000000"/>
        </loext:color-table>
      </loext:theme>
      <draw:frame draw:name="Bildobjekt 10" draw:style-name="Mgr3" draw:text-style-name="MP5" draw:layer="backgroundobjects" drawooo:display="none" svg:width="0.933cm" svg:height="1.494cm" svg:x="32.225cm" svg:y="17.601cm">
        <draw:image xlink:href="Pictures/100000010000004300000071162C75032EAFFD08.png" xlink:type="simple" xlink:show="embed" xlink:actuate="onLoad" draw:mime-type="image/png">
          <text:p/>
        </draw:image>
      </draw:frame>
      <draw:custom-shape draw:name="Rektangel 1" draw:style-name="Mgr4" draw:text-style-name="MP6" draw:layer="backgroundobjects" svg:width="33.866cm" svg:height="3.80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8" draw:layer="backgroundobjects" svg:width="29.209cm" svg:height="4.363cm" svg:x="2.328cm" svg:y="7.204cm" presentation:class="title" presentation:user-transformed="true">
        <draw:text-box>
          <text:p text:style-name="MP7"><text:span text:style-name="MT2">Titel</text:span></text:p>
        </draw:text-box>
      </draw:frame>
      <draw:frame draw:name="Platshållare för text 4" presentation:style-name="Mpr2" draw:text-style-name="MP10" draw:layer="backgroundobjects" svg:width="29.773cm" svg:height="1.569cm" svg:x="2.328cm" svg:y="15.54cm" presentation:class="outline" presentation:user-transformed="true">
        <draw:text-box>
          <text:list text:style-name="ML2">
            <text:list-item>
              <text:p text:style-name="MP9"><text:span text:style-name="MT3">Namn Efternamn</text:span></text:p>
            </text:list-item>
          </text:list>
        </draw:text-box>
      </draw:frame>
      <draw:frame draw:style-name="Mgr5" draw:text-style-name="MP11" draw:layer="backgroundobjects" svg:width="11.394cm" svg:height="1.503cm" svg:x="2.2cm" svg:y="1cm">
        <draw:image xlink:href="Pictures/10000001000007A300000102D5F41E944E749F0A.png" xlink:type="simple" xlink:show="embed" xlink:actuate="onLoad" draw:mime-type="image/png">
          <text:p/>
        </draw:image>
      </draw:frame>
      <draw:frame draw:style-name="Mgr6" draw:text-style-name="MP12" draw:layer="backgroundobjects" svg:width="3.265cm" svg:height="3.366cm" svg:x="28.501cm" svg:y="0cm">
        <draw:image xlink:href="Pictures/10000001000003E8000004073311FB0B718A09A4.png" xlink:type="simple" xlink:show="embed" xlink:actuate="onLoad" draw:mime-type="image/png">
          <text:p/>
        </draw:image>
      </draw:frame>
      <presentation:notes style:page-layout-name="PM0">
        <draw:page-thumbnail presentation:style-name="Titelsida-title" draw:layer="backgroundobjects" svg:width="19.798cm" svg:height="11.136cm" svg:x="0.6cm" svg:y="2.257cm" presentation:class="page"/>
        <draw:frame presentation:style-name="Titelsid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med_20_punktlista" style:display-name="Text med punktlista" style:page-layout-name="PM1" draw:style-name="Mdp2">
      <loext:theme loext:name="2_Office-tema">
        <loext:color-table loext:name="Anpassat 6">
          <loext:color loext:name="dk1" loext:color="#000000"/>
          <loext:color loext:name="lt1" loext:color="#ffffff"/>
          <loext:color loext:name="dk2" loext:color="#f26b21"/>
          <loext:color loext:name="lt2" loext:color="#d8d8d8"/>
          <loext:color loext:name="accent1" loext:color="#f26b21"/>
          <loext:color loext:name="accent2" loext:color="#f26b21"/>
          <loext:color loext:name="accent3" loext:color="#ffffff"/>
          <loext:color loext:name="accent4" loext:color="#f26b21"/>
          <loext:color loext:name="accent5" loext:color="#a5a5a5"/>
          <loext:color loext:name="accent6" loext:color="#f26b21"/>
          <loext:color loext:name="hlink" loext:color="#6c6c6c"/>
          <loext:color loext:name="folHlink" loext:color="#000000"/>
        </loext:color-table>
      </loext:theme>
      <draw:frame draw:name="Bildobjekt 10" draw:style-name="Mgr3" draw:text-style-name="MP5" draw:layer="backgroundobjects" svg:width="0.933cm" svg:height="1.494cm" svg:x="32.225cm" svg:y="17.601cm">
        <draw:image xlink:href="Pictures/100000010000004300000071162C75032EAFFD08.png" xlink:type="simple" xlink:show="embed" xlink:actuate="onLoad" draw:mime-type="image/png">
          <text:p/>
        </draw:image>
      </draw:frame>
      <draw:frame draw:name="Rubrik 4" presentation:style-name="Mpr5" draw:text-style-name="MP13" draw:layer="backgroundobjects" svg:width="29.209cm" svg:height="3.449cm" svg:x="2.328cm" svg:y="1.014cm" presentation:class="title" presentation:user-transformed="true">
        <draw:text-box>
          <text:p text:style-name="MP7"><text:span text:style-name="MT4">Skriv rubrik här</text:span></text:p>
        </draw:text-box>
      </draw:frame>
      <draw:frame draw:name="Platshållare för text 2" presentation:style-name="Mpr6" draw:text-style-name="MP10" draw:layer="backgroundobjects" svg:width="29.209cm" svg:height="12.509cm" svg:x="2.328cm" svg:y="4.463cm" presentation:class="outline" presentation:user-transformed="true">
        <draw:text-box>
          <text:list text:style-name="ML2">
            <text:list-item>
              <text:p text:style-name="MP9"><text:span text:style-name="MT5">Skriv text här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1" draw:layer="backgroundobjects" svg:width="5.394cm" svg:height="0.712cm" svg:x="27.106cm" svg:y="16.901cm">
        <draw:image xlink:href="Pictures/10000001000007A300000102D5F41E944E749F0A.png" xlink:type="simple" xlink:show="embed" xlink:actuate="onLoad" draw:mime-type="image/png">
          <text:p/>
        </draw:image>
      </draw:frame>
      <presentation:notes style:page-layout-name="PM0">
        <draw:page-thumbnail presentation:style-name="Text_20_med_20_punktlista-title" draw:layer="backgroundobjects" svg:width="19.798cm" svg:height="11.136cm" svg:x="0.6cm" svg:y="2.257cm" presentation:class="page"/>
        <draw:frame presentation:style-name="Text_20_med_20_punktlist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ämförelse" style:page-layout-name="PM1" draw:style-name="Mdp2">
      <loext:theme loext:name="2_Office-tema">
        <loext:color-table loext:name="Anpassat 6">
          <loext:color loext:name="dk1" loext:color="#000000"/>
          <loext:color loext:name="lt1" loext:color="#ffffff"/>
          <loext:color loext:name="dk2" loext:color="#f26b21"/>
          <loext:color loext:name="lt2" loext:color="#d8d8d8"/>
          <loext:color loext:name="accent1" loext:color="#f26b21"/>
          <loext:color loext:name="accent2" loext:color="#f26b21"/>
          <loext:color loext:name="accent3" loext:color="#ffffff"/>
          <loext:color loext:name="accent4" loext:color="#f26b21"/>
          <loext:color loext:name="accent5" loext:color="#a5a5a5"/>
          <loext:color loext:name="accent6" loext:color="#f26b21"/>
          <loext:color loext:name="hlink" loext:color="#6c6c6c"/>
          <loext:color loext:name="folHlink" loext:color="#000000"/>
        </loext:color-table>
      </loext:theme>
      <draw:frame draw:name="Bildobjekt 10" draw:style-name="Mgr3" draw:text-style-name="MP5" draw:layer="backgroundobjects" svg:width="0.933cm" svg:height="1.494cm" svg:x="32.225cm" svg:y="17.601cm">
        <draw:image xlink:href="Pictures/100000010000004300000071162C75032EAFFD08.png" xlink:type="simple" xlink:show="embed" xlink:actuate="onLoad" draw:mime-type="image/png">
          <text:p/>
        </draw:image>
      </draw:frame>
      <draw:frame draw:name="Title 1" presentation:style-name="Mpr9" draw:text-style-name="MP13" draw:layer="backgroundobjects" svg:width="29.209cm" svg:height="3.681cm" svg:x="2.333cm" svg:y="1.014cm" presentation:class="title" presentation:user-transformed="true">
        <draw:text-box>
          <text:p text:style-name="MP7"><text:span text:style-name="MT4">Rubrik</text:span></text:p>
        </draw:text-box>
      </draw:frame>
      <draw:frame draw:name="Text Placeholder 4" presentation:style-name="Mpr10" draw:text-style-name="MP15" draw:layer="backgroundobjects" svg:width="14.397cm" svg:height="2.288cm" svg:x="17.145cm" svg:y="4.699cm" presentation:class="outline" presentation:user-transformed="true">
        <draw:text-box>
          <text:list text:style-name="ML2">
            <text:list-item>
              <text:p text:style-name="MP9"><text:span text:style-name="MT8">Bakgrundstext</text:span></text:p>
            </text:list-item>
          </text:list>
        </draw:text-box>
      </draw:frame>
      <draw:frame draw:name="Content Placeholder 5" presentation:style-name="Mpr11" draw:text-style-name="MP10" draw:layer="backgroundobjects" svg:width="14.397cm" svg:height="9.025cm" svg:x="17.145cm" svg:y="6.987cm" presentation:class="outline" presentation:user-transformed="true">
        <draw:text-box>
          <text:p text:style-name="MP9"><text:span text:style-name="MT5">Bakgrundstext</text:span></text:p>
          <text:list text:style-name="ML4">
            <text:list-item>
              <text:list>
                <text:list-item>
                  <text:p text:style-name="MP14"><text:span text:style-name="MT6">Nivå två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4"><text:span text:style-name="MT7">Nivå tr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" draw:text-style-name="MP15" draw:layer="backgroundobjects" svg:width="14.397cm" svg:height="2.288cm" svg:x="2.324cm" svg:y="4.678cm" presentation:class="outline" presentation:user-transformed="true">
        <draw:text-box>
          <text:p text:style-name="MP9"><text:span text:style-name="MT8">Bakgrundstext</text:span></text:p>
        </draw:text-box>
      </draw:frame>
      <draw:frame draw:name="Content Placeholder 5" presentation:style-name="Mpr11" draw:text-style-name="MP10" draw:layer="backgroundobjects" svg:width="14.397cm" svg:height="9.025cm" svg:x="2.324cm" svg:y="6.966cm" presentation:class="outline" presentation:user-transformed="true">
        <draw:text-box>
          <text:p text:style-name="MP16"><text:span text:style-name="MT5">Bakgrundstext</text:span></text:p>
          <text:list text:style-name="ML4">
            <text:list-item>
              <text:list>
                <text:list-item>
                  <text:p text:style-name="MP17"><text:span text:style-name="MT6">Nivå två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7">Nivå tre</text:span></text:p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1" draw:layer="backgroundobjects" svg:width="5.394cm" svg:height="0.712cm" svg:x="27.106cm" svg:y="16.901cm">
        <draw:image xlink:href="Pictures/10000001000007A300000102D5F41E944E749F0A.png" xlink:type="simple" xlink:show="embed" xlink:actuate="onLoad" draw:mime-type="image/png">
          <text:p/>
        </draw:image>
      </draw:frame>
      <presentation:notes style:page-layout-name="PM0">
        <draw:page-thumbnail presentation:style-name="Jämförelse-title" draw:layer="backgroundobjects" svg:width="19.798cm" svg:height="11.136cm" svg:x="0.6cm" svg:y="2.257cm" presentation:class="page"/>
        <draw:frame presentation:style-name="Jämförels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" style:page-layout-name="PM1" draw:style-name="Mdp2">
      <loext:theme loext:name="2_Office-tema">
        <loext:color-table loext:name="Anpassat 6">
          <loext:color loext:name="dk1" loext:color="#000000"/>
          <loext:color loext:name="lt1" loext:color="#ffffff"/>
          <loext:color loext:name="dk2" loext:color="#f26b21"/>
          <loext:color loext:name="lt2" loext:color="#d8d8d8"/>
          <loext:color loext:name="accent1" loext:color="#f26b21"/>
          <loext:color loext:name="accent2" loext:color="#f26b21"/>
          <loext:color loext:name="accent3" loext:color="#ffffff"/>
          <loext:color loext:name="accent4" loext:color="#f26b21"/>
          <loext:color loext:name="accent5" loext:color="#a5a5a5"/>
          <loext:color loext:name="accent6" loext:color="#f26b21"/>
          <loext:color loext:name="hlink" loext:color="#6c6c6c"/>
          <loext:color loext:name="folHlink" loext:color="#000000"/>
        </loext:color-table>
      </loext:theme>
      <draw:frame draw:name="Bildobjekt 10" draw:style-name="Mgr3" draw:text-style-name="MP5" draw:layer="backgroundobjects" svg:width="0.933cm" svg:height="1.494cm" svg:x="32.225cm" svg:y="17.601cm">
        <draw:image xlink:href="Pictures/100000010000004300000071162C75032EAFFD08.png" xlink:type="simple" xlink:show="embed" xlink:actuate="onLoad" draw:mime-type="image/png">
          <text:p/>
        </draw:image>
      </draw:frame>
      <draw:frame draw:name="Rubrik 6" presentation:style-name="Mpr14" draw:text-style-name="MP13" draw:layer="backgroundobjects" svg:width="29.209cm" svg:height="1.948cm" svg:x="2.328cm" svg:y="1.187cm" presentation:class="title" presentation:user-transformed="true">
        <draw:text-box>
          <text:p text:style-name="MP7"><text:span text:style-name="MT4">Rubrik</text:span></text:p>
        </draw:text-box>
      </draw:frame>
      <draw:frame draw:name="Platshållare för bild 8" presentation:style-name="Mpr15" draw:text-style-name="MP19" draw:layer="backgroundobjects" svg:width="29.209cm" svg:height="11.955cm" svg:x="2.328cm" svg:y="3.797cm" presentation:class="outline" presentation:user-transformed="true">
        <draw:text-box>
          <text:list text:style-name="ML2">
            <text:list-item>
              <text:p text:style-name="MP18"><text:span text:style-name="MT9">Klicka på ikonen för att lägga till en bild</text:span></text:p>
            </text:list-item>
          </text:list>
        </draw:text-box>
      </draw:frame>
      <draw:frame draw:name="Platshållare för text 8" presentation:style-name="Mpr15" draw:text-style-name="MP20" draw:layer="backgroundobjects" svg:width="12.111cm" svg:height="0.727cm" svg:x="2.328cm" svg:y="15.772cm" presentation:class="outline" presentation:user-transformed="true">
        <draw:text-box>
          <text:p text:style-name="MP9"><text:span text:style-name="MT10">Foto: Namn på fotograf</text:span></text:p>
        </draw:text-box>
      </draw:frame>
      <draw:frame draw:style-name="Mgr5" draw:text-style-name="MP11" draw:layer="backgroundobjects" svg:width="5.394cm" svg:height="0.712cm" svg:x="27.106cm" svg:y="16.901cm">
        <draw:image xlink:href="Pictures/10000001000007A300000102D5F41E944E749F0A.png" xlink:type="simple" xlink:show="embed" xlink:actuate="onLoad" draw:mime-type="image/png">
          <text:p/>
        </draw:image>
      </draw:frame>
      <presentation:notes style:page-layout-name="PM0">
        <draw:page-thumbnail presentation:style-name="Bild-title" draw:layer="backgroundobjects" svg:width="19.798cm" svg:height="11.136cm" svg:x="0.6cm" svg:y="2.257cm" presentation:class="page"/>
        <draw:frame presentation:style-name="Bil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utsida" style:page-layout-name="PM1" draw:style-name="Mdp2">
      <loext:theme loext:name="2_Office-tema">
        <loext:color-table loext:name="Anpassat 6">
          <loext:color loext:name="dk1" loext:color="#000000"/>
          <loext:color loext:name="lt1" loext:color="#ffffff"/>
          <loext:color loext:name="dk2" loext:color="#f26b21"/>
          <loext:color loext:name="lt2" loext:color="#d8d8d8"/>
          <loext:color loext:name="accent1" loext:color="#f26b21"/>
          <loext:color loext:name="accent2" loext:color="#f26b21"/>
          <loext:color loext:name="accent3" loext:color="#ffffff"/>
          <loext:color loext:name="accent4" loext:color="#f26b21"/>
          <loext:color loext:name="accent5" loext:color="#a5a5a5"/>
          <loext:color loext:name="accent6" loext:color="#f26b21"/>
          <loext:color loext:name="hlink" loext:color="#6c6c6c"/>
          <loext:color loext:name="folHlink" loext:color="#000000"/>
        </loext:color-table>
      </loext:theme>
      <draw:frame draw:name="Bildobjekt 10" draw:style-name="Mgr3" draw:text-style-name="MP5" draw:layer="backgroundobjects" drawooo:display="none" svg:width="0.933cm" svg:height="1.494cm" svg:x="32.225cm" svg:y="17.601cm">
        <draw:image xlink:href="Pictures/100000010000004300000071162C75032EAFFD08.png" xlink:type="simple" xlink:show="embed" xlink:actuate="onLoad" draw:mime-type="image/png">
          <text:p/>
        </draw:image>
      </draw:frame>
      <draw:frame draw:style-name="Mgr5" draw:text-style-name="MP11" draw:layer="backgroundobjects" svg:width="27.372cm" svg:height="3.613cm" svg:x="3.128cm" svg:y="6.887cm">
        <draw:image xlink:href="Pictures/10000001000007A300000102D5F41E944E749F0A.png" xlink:type="simple" xlink:show="embed" xlink:actuate="onLoad" draw:mime-type="image/png">
          <text:p/>
        </draw:image>
      </draw:frame>
      <draw:frame presentation:style-name="Slutsida-title" draw:layer="backgroundobjects" svg:width="30.479cm" svg:height="3.18cm" svg:x="1.693cm" svg:y="0.76cm" presentation:class="title" presentation:placeholder="true">
        <draw:text-box/>
      </draw:frame>
      <draw:frame presentation:style-name="Slutsida-outline1" draw:layer="backgroundobjects" svg:width="30.479cm" svg:height="11.048cm" svg:x="1.693cm" svg:y="4.457cm" presentation:class="outline" presentation:placeholder="true">
        <draw:text-box/>
      </draw:frame>
      <draw:frame draw:style-name="Mgr6" draw:text-style-name="MP12" draw:layer="backgroundobjects" svg:width="3.265cm" svg:height="3.366cm" svg:x="28.501cm" svg:y="0cm">
        <draw:image xlink:href="Pictures/10000001000003E8000004073311FB0B718A09A4.png" xlink:type="simple" xlink:show="embed" xlink:actuate="onLoad" draw:mime-type="image/png">
          <text:p/>
        </draw:image>
      </draw:frame>
      <presentation:notes style:page-layout-name="PM0">
        <draw:page-thumbnail presentation:style-name="Slutsida-title" draw:layer="backgroundobjects" svg:width="19.798cm" svg:height="11.136cm" svg:x="0.6cm" svg:y="2.257cm" presentation:class="page"/>
        <draw:frame presentation:style-name="Slutsida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esentation</dc:title>
    <meta:initial-creator>Mia Öström</meta:initial-creator>
    <meta:editing-cycles>6</meta:editing-cycles>
    <meta:creation-date>2023-04-11T13:49:51</meta:creation-date>
    <dc:date>2023-10-05T10:21:58.935132673</dc:date>
    <meta:editing-duration>PT48M2S</meta:editing-duration>
    <meta:generator>LibreOffice/7.4.7.2$Linux_X86_64 LibreOffice_project/40$Build-2</meta:generator>
    <meta:document-statistic meta:object-count="90"/>
    <meta:user-defined meta:name="AppVersion">16.0000</meta:user-defined>
    <meta:user-defined meta:name="Company">Uppsala universitet</meta:user-defined>
    <meta:user-defined meta:name="PresentationFormat">Bredbild</meta:user-defined>
    <meta:user-defined meta:name="Slides" meta:value-type="float">5</meta:user-defined>
  </office:meta>
</office:document-meta>
</file>